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3cm" fo:min-width="2.731cm"/>
    </style:style>
    <style:style style:name="gr2" style:family="graphic" style:parent-style-name="standard">
      <style:graphic-properties draw:textarea-horizontal-align="justify" draw:textarea-vertical-align="middle" draw:auto-grow-height="false" fo:min-height="1.517cm" fo:min-width="4.06cm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.354cm" fo:min-width="3.2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23cm" fo:min-width="3.417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238cm"/>
    </style:style>
    <style:style style:name="gr8" style:family="graphic" style:parent-style-name="standard">
      <style:graphic-properties draw:textarea-horizontal-align="justify" draw:textarea-vertical-align="middle" draw:auto-grow-height="false" fo:min-height="1.64cm" fo:min-width="3.183cm"/>
    </style:style>
    <style:style style:name="gr9" style:family="graphic" style:parent-style-name="standard">
      <style:graphic-properties draw:textarea-horizontal-align="justify" draw:textarea-vertical-align="middle" draw:auto-grow-height="false" fo:min-height="1.465cm" fo:min-width="1.469cm"/>
    </style:style>
    <style:style style:name="gr10" style:family="graphic" style:parent-style-name="standard">
      <style:graphic-properties draw:textarea-horizontal-align="justify" draw:textarea-vertical-align="middle" draw:auto-grow-height="false" fo:min-height="1.909cm" fo:min-width="4.339cm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3.86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1cm" fo:min-width="1.499cm"/>
    </style:style>
    <style:style style:name="gr13" style:family="graphic" style:parent-style-name="standard">
      <style:graphic-properties draw:textarea-horizontal-align="justify" draw:textarea-vertical-align="middle" draw:auto-grow-height="false" fo:min-height="0.896cm" fo:min-width="2.551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31cm" svg:height="1.767cm" svg:x="8.061cm" svg:y="3.834cm">
          <text:p text:style-name="P1"><text:span text:style-name="T1">Get a,b, and c values</text:span></text:p>
          <text:p text:style-name="P1"><text:span text:style-name="T1"><text:s/></text:span><text:span text:style-name="T1">from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56cm" svg:height="1.767cm" svg:x="8.239cm" svg:y="10.525cm">
          <text:p text:style-name="P1"><text:span text:style-name="T1">Calculate the Discrimin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56cm" svg:height="3.302cm" svg:x="8.874cm" svg:y="12.938cm">
          <text:p text:style-name="P2"><text:span text:style-name="T2">Is discriminate </text:span></text:p>
          <text:p text:style-name="P2"><text:span text:style-name="T2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3.955cm" svg:height="1.776cm" svg:x="8.845cm" svg:y="1.381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627cm" svg:y1="3.149cm" svg:x2="10.627cm" svg:y2="3.836cm">
          <text:p/>
        </draw:line>
        <draw:custom-shape draw:style-name="gr6" draw:text-style-name="P1" xml:id="id1" draw:id="id1" draw:layer="layout" svg:width="3.917cm" svg:height="1.673cm" svg:x="3.306cm" svg:y="14.208cm">
          <text:p text:style-name="P1"><text:span text:style-name="T1">Calculate one real roo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76cm" svg:height="3.048cm" svg:x="8.954cm" svg:y="17.129cm">
          <text:p text:style-name="P1"><text:span text:style-name="T1">Is discriminate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3" draw:id="id3" draw:layer="layout" svg:width="3.683cm" svg:height="1.89cm" svg:x="13.7cm" svg:y="17.906cm">
          <text:p text:style-name="P1"><text:span text:style-name="T1">Calculate 2 real root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37cm" svg:height="3.429cm" svg:x="8.62cm" svg:y="6.334cm">
          <text:p text:style-name="P1"><text:span text:style-name="T1">Does a == 0 &amp;&amp; b</text:span></text:p>
          <text:p text:style-name="P1"><text:span text:style-name="T1"><text:s/></text:span><text:span text:style-name="T1">!=0 &amp;&amp; c !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4" draw:id="id4" draw:layer="layout" svg:width="4.839cm" svg:height="2.159cm" svg:x="14.589cm" svg:y="7.223cm">
          <text:p text:style-name="P1"><text:span text:style-name="T1">Solve for x simple </text:span></text:p>
          <text:p text:style-name="P1"><text:span text:style-name="T1">without discrimin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66cm" svg:height="1.651cm" svg:x="8.366cm" svg:y="20.939cm">
          <text:p text:style-name="P1"><text:span text:style-name="T1">Calculate 2 complex roo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3.175cm" svg:height="1.397cm" svg:x="8.62cm" svg:y="23.352cm">
          <text:p text:style-name="P3"><text:span text:style-name="T1">Display Root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3" draw:layer="layout" svg:width="3.175cm" svg:height="1.27cm" svg:x="8.493cm" svg:y="25.257cm">
          <text:p text:style-name="P3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3" draw:layer="layout" svg:x1="5.264cm" svg:y1="15.881cm" svg:x2="8.62cm" svg:y2="24.05cm" draw:start-shape="id1" draw:start-glue-point="2" draw:end-shape="id2" draw:end-glue-point="3" svg:d="M5264 15881v8169h3356" svg:viewBox="0 0 3357 8170">
          <text:p/>
        </draw:connector>
        <draw:connector draw:style-name="gr14" draw:text-style-name="P3" draw:layer="layout" svg:x1="15.541cm" svg:y1="19.796cm" svg:x2="11.399cm" svg:y2="24.051cm" draw:start-shape="id3" draw:start-glue-point="2" draw:end-shape="id2" draw:end-glue-point="6" svg:d="M15541 19796v4255h-4142" svg:viewBox="0 0 4143 4256">
          <text:p/>
        </draw:connector>
        <draw:connector draw:style-name="gr14" draw:text-style-name="P3" draw:layer="layout" svg:x1="19.428cm" svg:y1="8.302cm" svg:x2="11.399cm" svg:y2="24.051cm" draw:start-shape="id4" draw:start-glue-point="1" draw:end-shape="id2" draw:end-glue-point="6" svg:d="M19428 8302h500v15749h-8529" svg:viewBox="0 0 8530 15750">
          <text:p/>
        </draw:connector>
        <draw:line draw:style-name="gr5" draw:text-style-name="P4" draw:layer="layout" svg:x1="10.652cm" svg:y1="20.05cm" svg:x2="10.652cm" svg:y2="21.066cm">
          <text:p/>
        </draw:line>
        <draw:line draw:style-name="gr5" draw:text-style-name="P4" draw:layer="layout" svg:x1="10.525cm" svg:y1="22.59cm" svg:x2="10.525cm" svg:y2="23.352cm">
          <text:p/>
        </draw:line>
        <draw:line draw:style-name="gr5" draw:text-style-name="P4" draw:layer="layout" svg:x1="10.652cm" svg:y1="16.24cm" svg:x2="10.652cm" svg:y2="17.002cm">
          <text:p/>
        </draw:line>
        <draw:line draw:style-name="gr5" draw:text-style-name="P4" draw:layer="layout" svg:x1="8.874cm" svg:y1="14.589cm" svg:x2="7.223cm" svg:y2="14.589cm">
          <text:p/>
        </draw:line>
        <draw:line draw:style-name="gr5" draw:text-style-name="P4" draw:layer="layout" svg:x1="12.43cm" svg:y1="18.78cm" svg:x2="13.827cm" svg:y2="18.78cm">
          <text:p/>
        </draw:line>
        <draw:line draw:style-name="gr5" draw:text-style-name="P4" draw:layer="layout" svg:x1="10.652cm" svg:y1="12.43cm" svg:x2="10.652cm" svg:y2="13.065cm">
          <text:p/>
        </draw:line>
        <draw:line draw:style-name="gr5" draw:text-style-name="P4" draw:layer="layout" svg:x1="10.652cm" svg:y1="9.763cm" svg:x2="10.652cm" svg:y2="10.525cm">
          <text:p/>
        </draw:line>
        <draw:line draw:style-name="gr5" draw:text-style-name="P4" draw:layer="layout" svg:x1="12.557cm" svg:y1="7.985cm" svg:x2="14.589cm" svg:y2="7.985cm">
          <text:p/>
        </draw:line>
        <draw:line draw:style-name="gr5" draw:text-style-name="P4" draw:layer="layout" svg:x1="10.525cm" svg:y1="5.572cm" svg:x2="10.525cm" svg:y2="6.461cm">
          <text:p/>
        </draw:line>
        <draw:line draw:style-name="gr5" draw:text-style-name="P4" draw:layer="layout" svg:x1="10.271cm" svg:y1="24.622cm" svg:x2="10.271cm" svg:y2="25.384cm">
          <text:p/>
        </draw:line>
        <draw:frame draw:style-name="gr15" draw:text-style-name="P6" draw:layer="layout" svg:width="1.143cm" svg:height="0.645cm" svg:x="12.811cm" svg:y="7.34cm">
          <draw:text-box>
            <text:p text:style-name="P5"><text:span text:style-name="T1">Yes</text:span></text:p>
          </draw:text-box>
        </draw:frame>
        <draw:frame draw:style-name="gr15" draw:text-style-name="P6" draw:layer="layout" svg:width="1.143cm" svg:height="0.645cm" svg:x="7.731cm" svg:y="13.7cm">
          <draw:text-box>
            <text:p text:style-name="P5"><text:span text:style-name="T1">Yes</text:span></text:p>
          </draw:text-box>
        </draw:frame>
        <draw:frame draw:style-name="gr15" draw:text-style-name="P6" draw:layer="layout" svg:width="1.143cm" svg:height="0.645cm" svg:x="12.303cm" svg:y="17.891cm">
          <draw:text-box>
            <text:p text:style-name="P5"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1:35:54.723000000</meta:creation-date>
    <meta:editing-duration>PT1H14M59S</meta:editing-duration>
    <meta:editing-cycles>2</meta:editing-cycles>
    <meta:generator>LibreOffice/5.2.1.2$Windows_x86 LibreOffice_project/31dd62db80d4e60af04904455ec9c9219178d620</meta:generator>
    <dc:date>2016-09-13T01:24:51.838000000</dc:date>
    <meta:document-statistic meta:object-count="29"/>
  </office:meta>
</office:document-meta>
</file>